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TestRule.strictness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estRule.JUnitTestRule( MockitoLogger logger , Strictness strictness , Object test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estRule.apply( Statement base ,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estRule.sil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